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officeooo:paragraph-rsid="00049775"/>
    </style:style>
    <style:style style:name="P3" style:family="paragraph" style:parent-style-name="Standard">
      <style:paragraph-properties fo:margin-top="0in" fo:margin-bottom="0in" loext:contextual-spacing="false" fo:line-height="100%"/>
      <style:text-properties style:font-name="Times New Roman" fo:font-size="10pt" style:font-size-asian="10pt" style:font-name-complex="Times New Roman1" style:font-size-complex="10pt"/>
    </style:style>
    <style:style style:name="P4" style:family="paragraph" style:parent-style-name="Standard">
      <style:paragraph-properties fo:margin-top="0in" fo:margin-bottom="0in" loext:contextual-spacing="false" fo:line-height="100%" fo:text-align="center" style:justify-single-word="false"/>
      <style:text-properties style:font-name="Times New Roman" fo:font-size="10pt" style:font-size-asian="10pt" style:font-name-complex="Times New Roman1" style:font-size-complex="10pt"/>
    </style:style>
    <style:style style:name="P5" style:family="paragraph" style:parent-style-name="Standard">
      <style:paragraph-properties fo:margin-top="0in" fo:margin-bottom="0in" loext:contextual-spacing="false" fo:line-height="100%"/>
      <style:text-properties officeooo:rsid="00049775" officeooo:paragraph-rsid="00049775"/>
    </style:style>
    <style:style style:name="P6" style:family="paragraph" style:parent-style-name="Standard" style:master-page-name="Standard">
      <style:paragraph-properties fo:margin-top="0in" fo:margin-bottom="0in" loext:contextual-spacing="false" fo:line-height="100%" fo:text-align="center" style:justify-single-word="false" style:page-number="auto"/>
    </style:style>
    <style:style style:name="T1" style:family="text">
      <style:text-properties style:font-name="Times New Roman" style:font-name-complex="Times New Roman1"/>
    </style:style>
    <style:style style:name="T2" style:family="text">
      <style:text-properties style:font-name="Times New Roman" fo:font-size="10pt" style:font-size-asian="10pt" style:font-name-complex="Times New Roman1" style:font-size-complex="10pt"/>
    </style:style>
    <style:style style:name="T3" style:family="text">
      <style:text-properties style:font-name="Times New Roman" fo:font-size="10pt" style:text-underline-style="solid" style:text-underline-width="auto" style:text-underline-color="font-color" officeooo:rsid="00049775" style:font-size-asian="10pt" style:font-name-complex="Times New Roman1" style:font-size-complex="10pt"/>
    </style:style>
    <style:style style:name="T4" style:family="text">
      <style:text-properties style:text-position="super 58%" style:font-name="Times New Roman" fo:font-size="10pt" style:font-size-asian="10pt" style:font-name-complex="Times New Roman1" style:font-size-complex="10pt"/>
    </style:style>
    <style:style style:name="T5" style:family="text">
      <style:text-properties style:text-position="0% 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NNECT-K FINAL REPORT</text:span></text:p>
      <text:p text:style-name="P4"/>
      <text:p text:style-name="P1"><text:span text:style-name="T2">Partner Names and ID Numbers: </text:span><text:span text:style-name="T3">Andres Vourakis (90269441)</text:span></text:p>
      <text:p text:style-name="P2"><text:span text:style-name="T2">Team Name: </text:span><text:span text:style-name="T3">SyntaxError</text:span></text:p>
      <text:p text:style-name="P2"><text:span text:style-name="T3"/></text:p>
      <text:p text:style-name="P2"><text:span text:style-name="T2">Note: this assumes you used minimax search; if your submission uses something else (MCTS, etc.), please still answer these questions for the earlier versions of your code that did do minimax, and additionally see Q6.</text:span></text:p>
      <text:p text:style-name="P3"/>
      <text:p text:style-name="P1"><text:span text:style-name="T2">1. Describe your heuristic evaluation function, Eval(S). <text:s/>This is where the most “smarts” comes into your AI, so describe this function in more detail than other sections. <text:s/>Did you use a weighted sum of board features? <text:s/>If so, what features? How did you set the weights? Did you simply write a block of code to make a good guess? If so, what did it do? <text:s/>Did you try other heuristics, and how did you decide which to use? <text:s/>Please use a half a page of text or more for your answer to this question.</text:span></text:p>
      <text:p text:style-name="P1"><text:span text:style-name="T2"/></text:p>
      <text:p text:style-name="P5"><text:span text:style-name="T2">For my heuristic evaluation function I checked and scored players based on their horizontal, vertical, and diagonal presence in game state. Instead of evaluating the entire board everytime, the function only evaluates the horizontal (row), vertical (column) and diagonal (row and column) where the last move was made. In addition, each helper function does two passes over the row/column in order to score each player separately, but while taking into account the effect each player has on the other. For example, if the human player had 2 pieces in a row and the 4</text:span><text:span text:style-name="T4">th</text:span><text:span text:style-name="T2"> piece is the AI’s, then the human player will only receive points if there are enough open spots to connect k, the same applies for the other player. Also, bonus points where assigned to players that blocks the other player from connecting K. </text:span></text:p>
      <text:p text:style-name="P3"/>
      <text:p text:style-name="P1"><text:span text:style-name="T2">2. Describe how you implemented Alpha-Beta pruning. <text:s/>Please evaluate &amp; discuss how much it helped you, if any; you should be able to turn it off easily (e.g., by commenting out the shortcut returns when alpha &gt;= beta in your recursion functions).</text:span></text:p>
      <text:p text:style-name="P3"/>
      <text:p text:style-name="P1"><text:span text:style-name="T2">3. Describe how you implemented Iterative Deepening Search (IDS) and time management. Were there any surprises, difficulties, or innovative ideas?</text:span></text:p>
      <text:p text:style-name="P3"/>
      <text:p text:style-name="P1"><text:span text:style-name="T2">4. Describe how you selected the order of children during IDS. <text:s/>Did you remember the values associated with each node in the game tree at the previous IDS depth limit, then sort the children at each node of the current iteration so that the best values for each player are (usually) found first? <text:s/>Did you only remember the best move from a given board? Describe the data structure you used. Did it help?</text:span></text:p>
      <text:p text:style-name="P3"/>
      <text:p text:style-name="P1"><text:span text:style-name="T2">5. [Optional] Did you try variable depth searches? <text:s/>If so, describe your quiescence test, Quiescence(S). Did it help?</text:span></text:p>
      <text:p text:style-name="P3"/>
      <text:p text:style-name="P1"><text:span text:style-name="T2">6. [Optional] If you implemented an alternative strategy search method, such as MCTS, please describe what you did, how you implemented it, and how you decided whether to use it or your minimax implementation in the final submission.</text:span><text:bookmark text:name="_Go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throp,Richard</meta:initial-creator>
    <meta:editing-cycles>4</meta:editing-cycles>
    <meta:print-date>2015-11-24T18:50:00</meta:print-date>
    <meta:creation-date>2015-11-24T22:27:00</meta:creation-date>
    <dc:date>2016-12-04T16:54:43.968664096</dc:date>
    <meta:editing-duration>PT20M49S</meta:editing-duration>
    <meta:generator>LibreOffice/5.1.5.2$Linux_X86_64 LibreOffice_project/10m0$Build-2</meta:generator>
    <meta:document-statistic meta:table-count="0" meta:image-count="0" meta:object-count="0" meta:page-count="1" meta:paragraph-count="11" meta:word-count="471" meta:character-count="2768" meta:non-whitespace-character-count="229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